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Monaco, Courier, 'Courier New', Verdana, sans-serif"/>
    <style:font-face style:name="Helvetica Neue" svg:font-family="'Helvetica Neue', Helvetica, Arial, sans-serif"/>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a90000" style:font-name="Helvetica Neue" fo:font-size="14pt" fo:letter-spacing="-0.026cm" fo:font-style="normal" fo:font-weight="normal" style:font-size-asian="14pt" style:font-size-complex="14pt"/>
    </style:style>
    <style:style style:name="P2" style:family="paragraph" style:parent-style-name="Text_20_body">
      <style:paragraph-properties fo:text-align="justify" style:justify-single-word="false"/>
      <style:text-properties fo:font-variant="normal" fo:text-transform="none" fo:color="#a90000" style:font-name="Helvetica Neue" fo:font-size="14pt" fo:letter-spacing="-0.026cm" fo:font-style="normal" fo:font-weight="normal" style:font-size-asian="14pt" style:font-size-complex="14pt"/>
    </style:style>
    <style:style style:name="P3" style:family="paragraph" style:parent-style-name="Text_20_body">
      <style:paragraph-properties fo:text-align="justify" style:justify-single-word="false"/>
      <style:text-properties fo:font-variant="normal" fo:text-transform="none" fo:color="#111111" style:font-name="Helvetica Neue" fo:font-size="10.5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212cm" fo:orphans="2" fo:widows="2" fo:text-indent="0cm" style:auto-text-indent="false" fo:padding="0cm" fo:border="none"/>
      <style:text-properties fo:font-variant="normal" fo:text-transform="none" fo:color="#111111" style:font-name="Helvetica Neue" fo:letter-spacing="normal" fo:font-style="normal" fo:font-weight="normal"/>
    </style:style>
    <style:style style:name="P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111111" style:font-name="Helvetica Neue" fo:letter-spacing="normal" fo:font-style="normal" fo:font-weight="normal"/>
    </style:style>
    <style:style style:name="P6" style:family="paragraph" style:parent-style-name="Text_20_body">
      <style:paragraph-properties fo:margin-left="0cm" fo:margin-right="0cm" fo:margin-top="0cm" fo:margin-bottom="0.212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7" style:family="paragraph" style:parent-style-name="Text_20_body">
      <style:paragraph-properties fo:margin-left="0cm" fo:margin-right="0cm" fo:margin-top="0cm" fo:margin-bottom="0.212cm" style:line-height-at-least="0.582cm" fo:text-align="justify" style:justify-single-word="false"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8" style:family="paragraph" style:parent-style-name="Text_20_body">
      <style:paragraph-properties fo:margin-left="0cm" fo:margin-right="0cm" fo:margin-top="0cm" fo:margin-bottom="0.212cm" fo:orphans="2" fo:widows="2" fo:text-indent="0cm" style:auto-text-indent="false" fo:padding="0cm" fo:border="none"/>
      <style:text-properties fo:font-variant="normal" fo:text-transform="none" fo:color="#111111" fo:letter-spacing="normal"/>
    </style:style>
    <style:style style:name="P9" style:family="paragraph" style:parent-style-name="Heading_20_1">
      <style:paragraph-properties fo:margin-left="0cm" fo:margin-right="0cm" fo:margin-top="0cm" fo:margin-bottom="0.212cm" style:line-height-at-least="0.582cm" fo:orphans="2" fo:widows="2" fo:text-indent="0cm" style:auto-text-indent="false" fo:padding="0cm" fo:border="none"/>
      <style:text-properties fo:font-variant="normal" fo:text-transform="none" fo:color="#a90000" style:font-name="Helvetica Neue" fo:font-size="12pt" fo:letter-spacing="-0.026cm" fo:font-style="normal" fo:font-weight="normal" style:font-size-asian="12pt" style:font-size-complex="12pt"/>
    </style:style>
    <style:style style:name="P10" style:family="paragraph" style:parent-style-name="Preformatted_20_Text">
      <style:paragraph-properties fo:margin-left="0cm" fo:margin-right="0cm" fo:margin-top="0cm" fo:margin-bottom="0.212cm" fo:orphans="2" fo:widows="2" fo:text-indent="0cm" style:auto-text-indent="false" fo:background-color="#eeeeee" fo:padding="0cm" fo:border="none">
        <style:background-image/>
      </style:paragraph-properties>
      <style:text-properties fo:font-variant="normal" fo:text-transform="none" fo:color="#111111" style:font-name="Consolas" fo:letter-spacing="normal" fo:font-style="normal" fo:font-weight="normal"/>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111111" fo:letter-spacing="normal"/>
    </style:style>
    <style:style style:name="P12" style:family="paragraph" style:parent-style-name="Text_20_body">
      <style:paragraph-properties fo:margin-left="0cm" fo:margin-right="0cm" fo:margin-top="0cm" fo:margin-bottom="0cm" fo:orphans="2" fo:widows="2" fo:text-indent="0cm" style:auto-text-indent="false" fo:padding="0cm" fo:border="none"/>
    </style:style>
    <style:style style:name="P13"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14"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16" style:family="paragraph" style:parent-style-name="Heading_20_3">
      <style:paragraph-properties fo:margin-left="0cm" fo:margin-right="0cm" fo:margin-top="0cm" fo:margin-bottom="0cm" fo:orphans="2" fo:widows="2" fo:text-indent="0cm" style:auto-text-indent="false" fo:padding="0cm" fo:border="none"/>
      <style:text-properties fo:font-variant="normal" fo:text-transform="none" fo:color="#111111" style:font-name="Helvetica Neue" fo:letter-spacing="normal" fo:font-style="normal" fo:font-weight="normal"/>
    </style:style>
    <style:style style:name="P17" style:family="paragraph" style:parent-style-name="Preformatted_20_Text">
      <style:paragraph-properties fo:margin-left="0cm" fo:margin-right="0cm" fo:margin-top="0cm" fo:margin-bottom="0cm" fo:orphans="2" fo:widows="2" fo:text-indent="0cm" style:auto-text-indent="false" fo:background-color="#eeeeee" fo:padding="0cm" fo:border="none">
        <style:background-image/>
      </style:paragraph-properties>
    </style:style>
    <style:style style:name="P1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eeeeee" fo:padding="0cm" fo:border="none">
        <style:background-image/>
      </style:paragraph-properties>
    </style:style>
    <style:style style:name="P19" style:family="paragraph" style:parent-style-name="Heading_20_3">
      <style:paragraph-properties fo:margin-left="0cm" fo:margin-right="0cm" style:line-height-at-least="0.582cm" fo:orphans="2" fo:widows="2" fo:text-indent="0cm" style:auto-text-indent="false" fo:padding="0cm" fo:border="none"/>
      <style:text-properties fo:font-variant="normal" fo:text-transform="none" fo:color="#111111" style:font-name="Helvetica Neue" fo:letter-spacing="normal" fo:font-style="normal" fo:font-weight="normal"/>
    </style:style>
    <style:style style:name="P20" style:family="paragraph" style:parent-style-name="Heading_20_2">
      <style:paragraph-properties fo:margin-left="0cm" fo:margin-right="0cm" style:line-height-at-least="0.582cm" fo:orphans="2" fo:widows="2" fo:text-indent="0cm" style:auto-text-indent="false" fo:padding="0cm" fo:border="none"/>
      <style:text-properties fo:font-variant="normal" fo:text-transform="none" fo:color="#a90000" style:font-name="Helvetica Neue" fo:letter-spacing="-0.026cm" fo:font-style="normal" fo:font-weight="bold"/>
    </style:style>
    <style:style style:name="P21" style:family="paragraph" style:parent-style-name="Heading_20_1">
      <style:text-properties fo:font-variant="normal" fo:text-transform="none" fo:color="#a90000" style:font-name="Helvetica Neue" fo:font-size="14pt" fo:letter-spacing="-0.026cm" fo:font-style="normal" fo:font-weight="normal" style:font-size-asian="14pt" style:font-size-complex="14pt"/>
    </style:style>
    <style:style style:name="P22" style:family="paragraph" style:parent-style-name="Heading_20_1">
      <style:text-properties fo:font-variant="normal" fo:text-transform="none" fo:color="#a90000" style:font-name="Helvetica Neue" fo:font-size="16pt" fo:letter-spacing="-0.026cm" fo:font-style="normal" fo:font-weight="normal" style:font-size-asian="16pt" style:font-size-complex="16pt"/>
    </style:style>
    <style:style style:name="P23" style:family="paragraph" style:parent-style-name="Heading_20_3">
      <style:text-properties fo:font-variant="normal" fo:text-transform="none" fo:color="#111111" style:font-name="Helvetica Neue" fo:letter-spacing="normal" fo:font-style="normal" fo:font-weight="normal"/>
    </style:style>
    <style:style style:name="P24" style:family="paragraph" style:parent-style-name="Preformatted_20_Text">
      <style:paragraph-properties fo:margin-top="0cm" fo:margin-bottom="0.212cm" fo:orphans="2" fo:widows="2" fo:background-color="#eeeeee" fo:padding="0cm" fo:border="none">
        <style:background-image/>
      </style:paragraph-properties>
    </style:style>
    <style:style style:name="P25" style:family="paragraph" style:parent-style-name="Preformatted_20_Text">
      <style:paragraph-properties fo:margin-top="0cm" fo:margin-bottom="0.212cm" fo:orphans="2" fo:widows="2" fo:background-color="#eeeeee" fo:padding="0cm" fo:border="none">
        <style:background-image/>
      </style:paragraph-properties>
      <style:text-properties fo:font-variant="normal" fo:text-transform="none" fo:color="#111111" style:font-name="Consolas" fo:letter-spacing="normal" fo:font-style="normal" fo:font-weight="normal"/>
    </style:style>
    <style:style style:name="P26" style:family="paragraph" style:parent-style-name="Preformatted_20_Text">
      <style:paragraph-properties fo:margin-top="0cm" fo:margin-bottom="0.212cm" fo:orphans="2" fo:widows="2" fo:background-color="#eeeeee" fo:padding="0cm" fo:border="none">
        <style:background-image/>
      </style:paragraph-properties>
      <style:text-properties fo:font-variant="normal" fo:text-transform="none" fo:color="#111111" fo:letter-spacing="normal"/>
    </style:style>
    <style:style style:name="P27" style:family="paragraph" style:parent-style-name="Heading_20_2">
      <style:text-properties fo:font-variant="normal" fo:text-transform="none" fo:color="#a90000" style:font-name="Helvetica Neue" fo:font-size="14pt" fo:letter-spacing="-0.026cm" fo:font-style="normal" fo:font-weight="bold" style:font-size-asian="14pt" style:font-size-complex="14pt"/>
    </style:style>
    <style:style style:name="P28" style:family="paragraph" style:parent-style-name="Text_20_body" style:list-style-name="L1">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29" style:family="paragraph" style:parent-style-name="Text_20_body" style:list-style-name="L2">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0" style:family="paragraph" style:parent-style-name="Text_20_body" style:list-style-name="L4">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1" style:family="paragraph" style:parent-style-name="Text_20_body" style:list-style-name="L5">
      <style:paragraph-properties fo:margin-left="0cm" fo:margin-right="0cm" fo:margin-top="0cm" fo:margin-bottom="0cm" style:line-height-at-least="0.582cm" fo:text-align="justify" style:justify-single-word="false"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2"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3" style:family="paragraph" style:parent-style-name="Text_20_body" style:list-style-name="L6">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4"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5"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6" style:family="paragraph" style:parent-style-name="Text_20_body" style:list-style-name="L9">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7" style:family="paragraph" style:parent-style-name="Text_20_body" style:list-style-name="L10">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8" style:family="paragraph" style:parent-style-name="Text_20_body" style:list-style-name="L13">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39" style:family="paragraph" style:parent-style-name="Text_20_body" style:list-style-name="L14">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style:font-name="Helvetica Neue" fo:font-size="10.5pt" fo:letter-spacing="normal" fo:font-style="normal" fo:font-weight="normal"/>
    </style:style>
    <style:style style:name="P40" style:family="paragraph" style:parent-style-name="Text_20_body" style:list-style-name="L11">
      <style:paragraph-properties fo:margin-left="0cm" fo:margin-right="0cm" fo:margin-top="0cm" fo:margin-bottom="0cm" fo:orphans="2" fo:widows="2" fo:text-indent="0cm" style:auto-text-indent="false" fo:padding="0cm" fo:border="none"/>
      <style:text-properties fo:font-variant="normal" fo:text-transform="none" fo:color="#111111" style:font-name="Helvetica Neue" fo:letter-spacing="normal" fo:font-style="normal" fo:font-weight="normal"/>
    </style:style>
    <style:style style:name="P41" style:family="paragraph" style:parent-style-name="Text_20_body" style:list-style-name="L12">
      <style:paragraph-properties fo:margin-left="0cm" fo:margin-right="0cm" fo:margin-top="0cm" fo:margin-bottom="0cm" style:line-height-at-least="0.582cm" fo:orphans="2" fo:widows="2" fo:text-indent="0cm" style:auto-text-indent="false" fo:padding="0cm" fo:border="none"/>
      <style:text-properties fo:font-variant="normal" fo:text-transform="none" fo:color="#111111" fo:letter-spacing="normal"/>
    </style:style>
    <style:style style:name="P42" style:family="paragraph" style:parent-style-name="Text_20_body" style:list-style-name="L9">
      <style:paragraph-properties fo:margin-left="0cm" fo:margin-right="0cm" fo:margin-top="0cm" fo:margin-bottom="0cm" style:line-height-at-least="0.582cm" fo:orphans="2" fo:widows="2" fo:text-indent="0cm" style:auto-text-indent="false" fo:padding="0cm" fo:border="none"/>
    </style:style>
    <style:style style:name="P43" style:family="paragraph" style:parent-style-name="Text_20_body" style:list-style-name="L12">
      <style:paragraph-properties fo:margin-left="0cm" fo:margin-right="0cm" fo:margin-top="0cm" fo:margin-bottom="0cm" style:line-height-at-least="0.582cm" fo:orphans="2" fo:widows="2" fo:text-indent="0cm" style:auto-text-indent="false" fo:padding="0cm" fo:border="none"/>
    </style:style>
    <style:style style:name="P4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45" style:family="paragraph" style:parent-style-name="Preformatted_20_Text">
      <style:paragraph-properties fo:margin-top="0cm" fo:margin-bottom="0.212cm" fo:orphans="2" fo:widows="2" fo:background-color="#eeeeee" fo:padding="0cm" fo:border="none">
        <style:background-image/>
      </style:paragraph-properties>
    </style:style>
    <style:style style:name="P46" style:family="paragraph" style:parent-style-name="Preformatted_20_Text">
      <style:paragraph-properties fo:margin-top="0cm" fo:margin-bottom="0.212cm" fo:orphans="2" fo:widows="2" fo:background-color="#eeeeee" fo:padding="0cm" fo:border="none">
        <style:background-image/>
      </style:paragraph-properties>
      <style:text-properties fo:font-variant="normal" fo:text-transform="none" fo:color="#111111" fo:letter-spacing="normal"/>
    </style:style>
    <style:style style:name="P47" style:family="paragraph" style:parent-style-name="Preformatted_20_Text">
      <style:paragraph-properties fo:margin-left="0cm" fo:margin-right="0cm" fo:margin-top="0cm" fo:margin-bottom="0.212cm" fo:orphans="2" fo:widows="2" fo:text-indent="0cm" style:auto-text-indent="false" fo:background-color="#eeeeee" fo:padding="0cm" fo:border="none">
        <style:background-image/>
      </style:paragraph-properties>
      <style:text-properties fo:font-variant="normal" fo:text-transform="none" fo:color="#111111" style:font-name="Consolas" fo:letter-spacing="normal" fo:font-style="normal" fo:font-weight="normal"/>
    </style:style>
    <style:style style:name="T1" style:family="text">
      <style:text-properties style:font-name="Helvetica Neue" fo:font-size="10.5pt" fo:font-style="normal" fo:font-weight="normal"/>
    </style:style>
    <style:style style:name="T2" style:family="text">
      <style:text-properties fo:color="#111111" fo:font-size="10.5pt" fo:letter-spacing="normal"/>
    </style:style>
    <style:style style:name="T3" style:family="text">
      <style:text-properties fo:color="#2361a1" fo:font-size="10.5pt" fo:letter-spacing="normal" style:text-underline-style="solid" style:text-underline-width="auto" style:text-underline-color="font-color"/>
    </style:style>
    <style:style style:name="T4" style:family="text">
      <style:text-properties fo:font-variant="normal" fo:text-transform="none" fo:color="#111111" style:font-name="Helvetica Neue" fo:letter-spacing="normal" fo:font-style="normal" fo:font-weight="normal"/>
    </style:style>
    <style:style style:name="T5" style:family="text">
      <style:text-properties fo:font-variant="normal" fo:text-transform="none" fo:color="#111111" style:font-name="Helvetica Neue" fo:font-size="10.5pt" fo:letter-spacing="normal" fo:font-style="normal" fo:font-weight="normal"/>
    </style:style>
    <style:style style:name="T6" style:family="text">
      <style:text-properties fo:font-variant="normal" fo:text-transform="none" fo:color="#111111" fo:letter-spacing="normal"/>
    </style:style>
    <style:style style:name="T7" style:family="text">
      <style:text-properties fo:font-variant="normal" fo:text-transform="none" fo:color="#111111" style:font-name="Consolas" fo:letter-spacing="normal" fo:font-style="normal" fo:font-weight="normal"/>
    </style:style>
    <style:style style:name="T8" style:family="text">
      <style:text-properties fo:font-variant="normal" fo:text-transform="none" fo:color="#2361a1" style:font-name="Helvetica Neue" fo:letter-spacing="normal" fo:font-style="normal" style:text-underline-style="solid" style:text-underline-width="auto" style:text-underline-color="font-color" fo:font-weight="normal"/>
    </style:style>
    <style:style style:name="T9" style:family="text">
      <style:text-properties fo:font-variant="normal" fo:text-transform="none" fo:color="#2361a1" style:font-name="Helvetica Neue" fo:font-size="10.5pt" fo:letter-spacing="normal" fo:font-style="normal" style:text-underline-style="solid" style:text-underline-width="auto" style:text-underline-color="font-color" fo:font-weight="normal"/>
    </style:style>
    <style:style style:name="T10" style:family="text">
      <style:text-properties style:font-name="Consolas"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22" text:outline-level="1">UNIX Process Overview (Inside a Linux Process, and Types of Process)</text:h>
      <text:p text:style-name="P2"><text:span text:style-name="T2">A process is a running instance of a program. In this article we used two terms ‘program’ and ‘running instance’. Suppose we run a program simultaneously 5 times, then corresponding to each instance there will be a process running in the system. So we say that a process is a “running instance” of a program.<text:line-break/></text:span><text:bookmark text:name="more-9598"/><text:span text:style-name="T2"><text:line-break/>As you already know, you can use ps command to view the processes running on your system. For effective use of the ps command, refer to </text:span><text:a xlink:type="simple" xlink:href="http://www.thegeekstuff.com/2012/02/unix-process-overview/Refer%20to%20:%20http://www.thegeekstuff.com/2011/04/ps-command-examples/"><text:span text:style-name="T3">7 Practical PS Command Examples for Process Monitoring</text:span></text:a><text:span text:style-name="T2">.</text:span></text:p>
      <text:h text:style-name="P19" text:outline-level="3">1. Peeping Inside a Process</text:h>
      <text:p text:style-name="P7">Now, since we are clear with what exactly a process is, lets dig a bit deeper to see what a process consists of. A Unix process can be thought of as a container which contains:</text:p>
      <text:h text:style-name="P19" text:outline-level="3">Program Instructions</text:h>
      <text:p text:style-name="P7">Program instructions are kept in text segments which are executed by CPU. Usually for programs like text editors which are executed frequently the text segment is shared. This segment has read only privileges which means that a program cannot modify its text segment.</text:p>
      <text:h text:style-name="P19" text:outline-level="3">Data</text:h>
      <text:p text:style-name="P7">Mostly the data is kept in data segment. Data segment can be classified into initialized data segment and uninitialized data segment. As the name suggest, initialized data segment contains those global variables which are initialized before hand while uninitialized data segment (also known as ‘BSS’ segment) contains uninitialized global variables. Also, static variables are stored in data segment.</text:p>
      <text:p text:style-name="P7">Local variables which are local to functions are stored on stack. Stack is particular to a function and besides containing the information about local variables it also contains information about the address where the flow will return once the execution of function is done. Stack also contains information about the callers environment, like some of the machine registers are also stored on stack. A function which is called allocates memory for its local variables and temporary variables on stack itself. In case of recursive function an independent stack for each function call exists.</text:p>
      <text:p text:style-name="P7">Then there is data which is stored on heap. This memory for this data is allocated on runtime on heap segment. Heap segment is not local to a process but shared across processes. This is the reason why C programmers worry a lot about memory leaks which are caused on heap segment and may affect other processes on the system.</text:p>
      <text:h text:style-name="P19" text:outline-level="3"><text:soft-page-break/>Command line arguments and environment variables</text:h>
      <text:p text:style-name="P7">A process also contains room for storing environment variables and the command line arguments that we pass to the program. Usually the vector containing the command line information is stored here and then the address of this vector of information and number of elements in vector is copied to ‘argv’ and ‘argc’ (the two arguments to ‘main()’ function).</text:p>
      <text:p text:style-name="P1"/>
      <text:p text:style-name="P3">Besides the above information, a process also contains information like</text:p>
      <text:list xml:id="list6320661651" text:style-name="L1">
        <text:list-item>
          <text:p text:style-name="P28">State of its I/O</text:p>
        </text:list-item>
        <text:list-item>
          <text:p text:style-name="P28">Its priority and other control information</text:p>
        </text:list-item>
        <text:list-item>
          <text:p text:style-name="P28"/>
        </text:list-item>
      </text:list>
      <text:p text:style-name="P7">One of the most important control information for a process is the privileges. A process directly inherits all the privileges of the user who has triggered this process. For example a process triggered by user who does not have superuser privileges cannot do stuff that require root privileges while a process triggered by root can do any thing that it is programmed to do. An exception to the above rule is where a process can acquire greater privileges than the user who triggered it if the setuid or setgid bit is set for that particular process. But we will not go into much detail about it here(refer to the man pages of setuid and setgid for more information on this).</text:p>
      <text:h text:style-name="P19" text:outline-level="3">2. Background and foreground processes</text:h>
      <text:p text:style-name="P7">As we already discussed that we can start a process by its name in Unix. Like some standard programs ‘ls’, ‘ps’ etc can be started by just typing their name on the shell prompt. There are two ways in which we can start a process</text:p>
      <text:list xml:id="list1593618288" text:style-name="L2">
        <text:list-item>
          <text:p text:style-name="P29">Starting in foreground</text:p>
        </text:list-item>
        <text:list-item>
          <text:p text:style-name="P29">Starting in background</text:p>
        </text:list-item>
      </text:list>
      <text:p text:style-name="P7">Suppose there is a utility that consumes some time and does a count. Lets say the the name of the utility is ‘count’ Now to trigger and run the program in foreground, I run the following command (where ‘count’ is the name of the binary from the code above) :</text:p>
      <text:p text:style-name="P10">$ ./count</text:p>
      <text:p text:style-name="P25">Counting done</text:p>
      <text:p text:style-name="P7">So we see that, after running the binary ‘./count’, it took almost 10 seconds before the output was displayed on stdout and until then the shell was occupied by this process only. ie You could not perform any other operation on the same shell. Now, to trigger a process in background, add ‘&amp;’ at the end of the command:</text:p>
      <text:p text:style-name="P10">$ ./count &amp;</text:p>
      <text:p text:style-name="P25">[1] 4120</text:p>
      <text:p text:style-name="P24"/>
      <text:p text:style-name="P25">$ # Do some work on shell while the above program is working in the background</text:p>
      <text:p text:style-name="P24"/>
      <text:p text:style-name="P25">$ Counting done</text:p>
      <text:p text:style-name="P7"><text:soft-page-break/>The ampersand ‘&amp;’ sign indicates that this process needs to be run as a background process. By running a background process, we can have access to the shell for doing any further operations. Like, in the output above, after running the binary ‘count’ in background, I used a couple of more commands on the same shell and when the binary ‘count’ was done with its processing, the output was thrown back on the same shell(the last line). So we can conclude that by default every process runs in foreground, receives input(if any) from keyboard and returns output to the user. While a background process is one which gets disconnected from the keyboard and user can use the same shell to do more operations.</text:p>
      <text:p text:style-name="P14"><text:span text:style-name="T5">For more information on foreground and background processes refer to: </text:span><text:a xlink:type="simple" xlink:href="http://www.thegeekstuff.com/2010/05/unix-background-job/"><text:span text:style-name="T9">How to Manage UNIX Background Jobs</text:span></text:a></text:p>
      <text:h text:style-name="P19" text:outline-level="3">3. Types of process</text:h>
      <text:p text:style-name="P7">So we see that process is a concept that is fundamental to an operating system. Almost every activity on an OS takes form of a process to do some stuff. There are different types of processes running on a system, some of them are :</text:p>
      <text:h text:style-name="P19" text:outline-level="3">Child processes</text:h>
      <text:p text:style-name="P7">A process that is created by some other process during run-time. Usually child processes are created to execute some binary from within an existing process. Child processes are created using fork() system call. Normally process are made to run through shell/terminal. In that case the shell becomes the parent and the executed process becomes the child process. On Unix/Linux each process has a parent except the init process(we will learn about this later).</text:p>
      <text:h text:style-name="P19" text:outline-level="3">Daemon Processes</text:h>
      <text:p text:style-name="P7">These are special processes that run in background. They are system related process that have no associated terminal. These processes run will root permissions and usually provide services to processes. As we already know that a daemon process does not have an attached terminal, well to achieve this the process has to be detached from the terminal. The ideal way on Linux/Unix to do this is to run a process through terminal and from within this process create another process and then terminate the parent process. Since the parent is terminated so now the child will become independent of the terminal and would be taken over by init process and hence would become a daemon process. A typical example would be a mail daemon that waits for the arrival of e-mails and notify when a mail is received.</text:p>
      <text:h text:style-name="P19" text:outline-level="3">Orphan processes</text:h>
      <text:p text:style-name="P7">Usually a process creates a child process (as described above) and when the child process terminates, a signal is issued to the parent so that parent can do all the stuff that it is required to do when one of the child gets terminated. But there are situations when parent gets killed. In that case the child processes become orphan and then taken under by the <text:soft-page-break/>init process. Though the init process takes the ownership of the orphan process but still these process are called as orphan as their original parents no longer exists.</text:p>
      <text:h text:style-name="P19" text:outline-level="3">Zombie process</text:h>
      <text:p text:style-name="P7">When a child process gets terminated or completes its execution, then its entry in the process table remains until the parent process fetches the status information of the terminated child. So, until then the terminated process enters zombie state and is known as zombie process.  </text:p>
      <text:p text:style-name="P7">When a process is terminated then all the memory and resources associated with the process are released but the entry of the process in process table exists. A signal SIGCHILD is send to the parent of the process (that just terminated). Typically, the handler of this signal in the parent executes a ‘wait’ call that fetches the exit status of the terminated process and then the entry of this zombie process from the process table is also removed.</text:p>
      <text:h text:style-name="P19" text:outline-level="3">4. The init process</text:h>
      <text:p text:style-name="P14"><text:span text:style-name="T5">As we discussed earlier, init process is the 5th stage in the </text:span><text:a xlink:type="simple" xlink:href="http://www.thegeekstuff.com/2011/02/linux-boot-process/"><text:span text:style-name="T9">6 Stage of Linux Boot Process</text:span></text:a><text:span text:style-name="T5">.</text:span></text:p>
      <text:p text:style-name="P7">You would be cognizant of the famous ‘chicken and egg’ theory regarding who came first. In terms of processes, as each process has a parent process, the same question can be asked about parent or child process. Well, fortunately there is an answer here. The answer is the init process that is started as a first process during boot sequence. That means there is no parent of init process. Lets verify it, since PID of init is ’1′, we use the ps command :</text:p>
      <text:p text:style-name="P7">So we see from the output that PPID is 0, which means that there is no parent for this process.</text:p>
      <text:p text:style-name="P10">$ ps -l 1</text:p>
      <text:p text:style-name="P25">F S   UID   PID  PPID  C PRI  NI ADDR SZ WCHAN  TTY        TIME CMD</text:p>
      <text:p text:style-name="P25">4 S     0     1     0  0  80   0 -  5952 poll_s ?          0:00 /sbin/init</text:p>
      <text:p text:style-name="P13"><text:span text:style-name="T5">The following are some of the commands that deal with processes: </text:span><text:a xlink:type="simple" xlink:href="http://www.thegeekstuff.com/2010/01/15-practical-unix-linux-top-command-examples/"><text:span text:style-name="T9">Top command</text:span></text:a><text:span text:style-name="T5">, </text:span><text:a xlink:type="simple" xlink:href="http://www.thegeekstuff.com/2011/09/linux-htop-examples/"><text:span text:style-name="T9">HTOP Command</text:span></text:a><text:span text:style-name="T5">, </text:span><text:a xlink:type="simple" xlink:href="http://www.thegeekstuff.com/2011/04/ps-command-examples/"><text:span text:style-name="T9">PS command</text:span></text:a><text:span text:style-name="T5">, </text:span><text:a xlink:type="simple" xlink:href="http://www.thegeekstuff.com/2009/12/4-ways-to-kill-a-process-kill-killall-pkill-xkill/"><text:span text:style-name="T9">Kill (pkill, xkill) command</text:span></text:a><text:span text:style-name="T5">.</text:span></text:p>
      <text:p text:style-name="P1"/>
      <text:p text:style-name="P1"/>
      <text:h text:style-name="P22" text:outline-level="1">Linux Processes – Process IDs, fork, execv, wait, waitpid C Functions</text:h>
      <text:p text:style-name="P2"><text:span text:style-name="T2">In this article, we will start from a small explanation of process IDs and then we will quickly jump on to the practical aspects where-in we will discuss some process related C functions like fork(), execv() and wait() .<text:line-break/></text:span><text:bookmark text:name="more-9903"/><text:span text:style-name="T2"><text:line-break/>Linux Processes Series: </text:span><text:a xlink:type="simple" xlink:href="http://www.thegeekstuff.com/2012/03/linux-processes-environment/"><text:span text:style-name="T3">part 1</text:span></text:a><text:span text:style-name="T2">, </text:span><text:a xlink:type="simple" xlink:href="http://www.thegeekstuff.com/2012/03/linux-processes-memory-layout/"><text:span text:style-name="T3">part 2</text:span></text:a><text:span text:style-name="T2">, part 3 (this article).</text:span></text:p>
      <text:h text:style-name="P20" text:outline-level="2"><text:soft-page-break/>Process IDs</text:h>
      <text:p text:style-name="P7">Process IDs are the process identifiers that are non negative numbers associated with a process. These numbers are unique across the processes running in the system.</text:p>
      <text:p text:style-name="P7">This uniqueness of the process ID sometimes is used by the process to create some unique filenames. When a process is terminated from system, its process ID is made available for reuse.</text:p>
      <text:p text:style-name="P7">But there is a specific delay that is accounted before making the process ID available for reuse. This is because the process ID that was associated with the previous process that is now terminated may well be into use in form of a file name etc. So a delay is added before reusing the same process ID.</text:p>
      <text:p text:style-name="P7">Process ID  1 is for the init process. This is the first process that is started once a system boots up.</text:p>
      <text:p text:style-name="P7">The program file for the init process can be found either in /etc/init or in /sbin/init. The init process is a user level process but runs with root privileges and is responsible for bringing the system up to a state once the kernel has bootstrapped. The startup files read by the init process to achieve a certain state are</text:p>
      <text:list xml:id="list35238622" text:style-name="L3">
        <text:list-item>
          <text:p text:style-name="P32">/etc/rc*.d</text:p>
        </text:list-item>
        <text:list-item>
          <text:p text:style-name="P32">/etc/init.d</text:p>
        </text:list-item>
        <text:list-item>
          <text:p text:style-name="P32">/etc/inittab</text:p>
        </text:list-item>
      </text:list>
      <text:p text:style-name="P7">Process ID 0 is of the scheduler of the system. It is a kernel level process responsible for all the process scheduling that takes place inside the system.</text:p>
      <text:h text:style-name="P27" text:outline-level="2">Process Control Functions</text:h>
      <text:h text:style-name="P19" text:outline-level="3">The fork() Function</text:h>
      <text:p text:style-name="P14"><text:span text:style-name="T5">As already discussed in the article </text:span><text:a xlink:type="simple" xlink:href="http://www.thegeekstuff.com/2012/02/c-daemon-process/"><text:span text:style-name="T9">creating a daemon process in C</text:span></text:a><text:span text:style-name="T5">, the </text:span><text:span text:style-name="Strong_20_Emphasis"><text:span text:style-name="T5">fork</text:span></text:span><text:span text:style-name="T5"> function is used to create a process from within a process.</text:span></text:p>
      <text:p text:style-name="P7">The resultant new process created by fork() is known as child process while the original process (from which fork() was called) becomes the parent process.</text:p>
      <text:p text:style-name="P14"><text:span text:style-name="T5">The function fork() is called once (in the parent process) but it returns twice. Once it returns in the parent process while the second time it returns in the child process. Note that the order of execution of the parent and the child may vary depending upon the process scheduling algorithm. So we see that fork function is used in </text:span><text:span text:style-name="Strong_20_Emphasis"><text:span text:style-name="T5">process creation</text:span></text:span><text:span text:style-name="T5">.</text:span></text:p>
      <text:p text:style-name="P7">The signature of fork() is  :</text:p>
      <text:p text:style-name="P17"><text:span text:style-name="Strong_20_Emphasis"><text:span text:style-name="T7">pid_t fork(void);</text:span></text:span></text:p>
      <text:h text:style-name="P19" text:outline-level="3">The exec Family of Functions</text:h>
      <text:p text:style-name="P14"><text:span text:style-name="T5">Another set of functions that are generally used for creating a process is the </text:span><text:span text:style-name="Strong_20_Emphasis"><text:span text:style-name="T5">exec</text:span></text:span><text:span text:style-name="T5"> family of functions. These functions are mainly used where there is a requirement of running an existing binary from withing a process.</text:span></text:p>
      <text:p text:style-name="P7"><text:soft-page-break/>For example, suppose we want to run the ‘whoami’ command from within a process, then in these kind of scenarios the exec() function or other members of this family is used. A point worth noting here is that with a call to any of the exec family of functions, the current process image is replaced by a new process image.</text:p>
      <text:p text:style-name="P7">A common member of this family is the execv() function. Its signature is :</text:p>
      <text:p text:style-name="P18"><text:span text:style-name="Strong_20_Emphasis"><text:span text:style-name="T7">int execv(const char *path, char *const argv[]);</text:span></text:span></text:p>
      <text:p text:style-name="P14"><text:span text:style-name="Strong_20_Emphasis"><text:span text:style-name="T5">Note</text:span></text:span><text:span text:style-name="T5">: Please refer to the man-page of exec to have a look at the other members of this family.</text:span></text:p>
      <text:h text:style-name="P19" text:outline-level="3">The wait() and waitpid() Functions</text:h>
      <text:p text:style-name="P14"><text:span text:style-name="T5">There are certain situations where when a child process terminates or changes state then the parent process should come to know about the change of the state or termination status of the child process. In that case functions like </text:span><text:span text:style-name="Strong_20_Emphasis"><text:span text:style-name="T5">wait() </text:span></text:span><text:span text:style-name="T5">are used by the parent process where the parent can query the change in state of the child process using these functions.</text:span></text:p>
      <text:p text:style-name="P7">The signature of wait() is  :</text:p>
      <text:p text:style-name="P17"><text:span text:style-name="Strong_20_Emphasis"><text:span text:style-name="T7">pid_t wait(int *status);</text:span></text:span></text:p>
      <text:p text:style-name="P14"><text:span text:style-name="T5">For the cases where a parent process has more than one child processes, there is a function</text:span><text:span text:style-name="Strong_20_Emphasis"><text:span text:style-name="T5">waitpid()</text:span></text:span><text:span text:style-name="T5"> that can be used by the parent process to query the change state of a particular child.</text:span></text:p>
      <text:p text:style-name="P6">The signature of waitpid() is :</text:p>
      <text:p text:style-name="P17"><text:span text:style-name="Strong_20_Emphasis"><text:span text:style-name="T7">pid_t waitpid(pid_t pid, int *status, int options);</text:span></text:span></text:p>
      <text:p text:style-name="P7">By default,  waitpid() waits only for terminated children, but this behavior is modifiable via the options argument, as described below.</text:p>
      <text:p text:style-name="P7">The value of pid can be:</text:p>
      <text:list xml:id="list902802147" text:style-name="L4">
        <text:list-item>
          <text:p text:style-name="P30">&lt; -1 : Wait for any child process whose process group ID is equal to the absolute value of pid.</text:p>
        </text:list-item>
        <text:list-item>
          <text:p text:style-name="P30">-1 : Wait for any child process.</text:p>
        </text:list-item>
        <text:list-item>
          <text:p text:style-name="P30">0 : Wait for any child process whose process group ID is equal to that of the calling process.</text:p>
        </text:list-item>
        <text:list-item>
          <text:p text:style-name="P30">&gt; 0 : Wait for the child whose process ID is equal to the value of pid.</text:p>
        </text:list-item>
      </text:list>
      <text:p text:style-name="P7">The value of options is an OR of zero or more of the following constants:</text:p>
      <text:list xml:id="list1881611286" text:style-name="L5">
        <text:list-item>
          <text:p text:style-name="P31">WNOHANG : Return immediately if no child has exited.</text:p>
        </text:list-item>
        <text:list-item>
          <text:p text:style-name="P31">WUNTRACED : Also  return if a child has stopped. Status for traced children which have stopped is provided even if this option is not specified.</text:p>
        </text:list-item>
        <text:list-item>
          <text:p text:style-name="P31">WCONTINUED : Also return if a stopped child has been resumed by delivery of SIGCONT.</text:p>
        </text:list-item>
      </text:list>
      <text:p text:style-name="P7">For more information on waitpid() check-out the man-page of this function.</text:p>
      <text:h text:style-name="P20" text:outline-level="2">An Example Program</text:h>
      <text:p text:style-name="P7">Here we have an example where we have made use of all the types of functions described above.</text:p>
      <text:p text:style-name="P10"><text:soft-page-break/>#include &lt;unistd.h&gt;</text:p>
      <text:p text:style-name="P25">#include &lt;sys/types.h&gt;</text:p>
      <text:p text:style-name="P25">#include &lt;errno.h&gt;</text:p>
      <text:p text:style-name="P25">#include &lt;stdio.h&gt;</text:p>
      <text:p text:style-name="P25">#include &lt;sys/wait.h&gt;</text:p>
      <text:p text:style-name="P25">#include &lt;stdlib.h&gt;</text:p>
      <text:p text:style-name="P24"/>
      <text:p text:style-name="P25">int global; /* In BSS segement, will automatically be assigned '0'*/</text:p>
      <text:p text:style-name="P24"/>
      <text:p text:style-name="P25">int main()</text:p>
      <text:p text:style-name="P25">{</text:p>
      <text:p text:style-name="P26"><text:s text:c="4"/><text:span text:style-name="T10">pid_t child_pid;</text:span></text:p>
      <text:p text:style-name="P26"><text:s text:c="4"/><text:span text:style-name="T10">int status;</text:span></text:p>
      <text:p text:style-name="P26"><text:s text:c="4"/><text:span text:style-name="T10">int local = 0;</text:span></text:p>
      <text:p text:style-name="P26"><text:s text:c="4"/><text:span text:style-name="T10">/* now create new process */</text:span></text:p>
      <text:p text:style-name="P26"><text:s text:c="4"/><text:span text:style-name="T10">child_pid = fork();</text:span></text:p>
      <text:p text:style-name="P24"/>
      <text:p text:style-name="P26"><text:s text:c="4"/><text:span text:style-name="T10">if (child_pid &gt;= 0) /* fork succeeded */</text:span></text:p>
      <text:p text:style-name="P26"><text:s text:c="4"/><text:span text:style-name="T10">{</text:span></text:p>
      <text:p text:style-name="P26"><text:s text:c="8"/><text:span text:style-name="T10">if (child_pid == 0) /* fork() returns 0 for the child process */</text:span></text:p>
      <text:p text:style-name="P26"><text:s text:c="8"/><text:span text:style-name="T10">{</text:span></text:p>
      <text:p text:style-name="P26"><text:s text:c="12"/><text:span text:style-name="T10">printf("child process!\n");</text:span></text:p>
      <text:p text:style-name="P24"/>
      <text:p text:style-name="P26"><text:s text:c="12"/><text:span text:style-name="T10">// Increment the local and global variables</text:span></text:p>
      <text:p text:style-name="P26"><text:s text:c="12"/><text:span text:style-name="T10">local++;</text:span></text:p>
      <text:p text:style-name="P26"><text:s text:c="12"/><text:span text:style-name="T10">global++;</text:span></text:p>
      <text:p text:style-name="P24"/>
      <text:p text:style-name="P26"><text:s text:c="12"/><text:span text:style-name="T10">printf("child PID =  %d, parent pid = %d\n", getpid(), getppid());</text:span></text:p>
      <text:p text:style-name="P26"><text:s text:c="12"/><text:span text:style-name="T10">printf("\n child's local = %d, child's global = %d\n",local,global);</text:span></text:p>
      <text:p text:style-name="P24"/>
      <text:p text:style-name="P26"><text:s text:c="12"/><text:span text:style-name="T10">char *cmd[] = {"whoami",(char*)0};</text:span></text:p>
      <text:p text:style-name="P26"><text:s text:c="12"/><text:span text:style-name="T10">return execv("/usr/bin/",cmd); // call whoami command</text:span></text:p>
      <text:p text:style-name="P24"/>
      <text:p text:style-name="P26"><text:s text:c="9"/><text:span text:style-name="T10">}</text:span></text:p>
      <text:p text:style-name="P26"><text:s text:c="9"/><text:span text:style-name="T10">else /* parent process */</text:span></text:p>
      <text:p text:style-name="P26"><text:s text:c="9"/><text:span text:style-name="T10">{</text:span></text:p>
      <text:p text:style-name="P26"><text:s text:c="13"/><text:span text:style-name="T10">printf("parent process!\n");</text:span></text:p>
      <text:p text:style-name="P26"><text:s text:c="13"/><text:span text:style-name="T10">printf("parent PID =  %d, child pid = %d\n", getpid(), child_pid);</text:span></text:p>
      <text:p text:style-name="P26"><text:s text:c="13"/><text:span text:style-name="T10">wait(&amp;status); /* wait for child to exit, and store child's exit status */</text:span></text:p>
      <text:p text:style-name="P26"><text:s text:c="13"/><text:span text:style-name="T10">printf("Child exit code: %d\n", WEXITSTATUS(status));</text:span></text:p>
      <text:p text:style-name="P24"/>
      <text:p text:style-name="P26"><text:soft-page-break/><text:s text:c="13"/><text:span text:style-name="T10">//The change in local and global variable in child process should not reflect here in parent process.</text:span></text:p>
      <text:p text:style-name="P26"><text:s text:c="13"/><text:span text:style-name="T10">printf("\n Parent'z local = %d, parent's  global = %d\n",local,global);</text:span></text:p>
      <text:p text:style-name="P24"/>
      <text:p text:style-name="P26"><text:s text:c="13"/><text:span text:style-name="T10">printf("Parent says bye!\n");</text:span></text:p>
      <text:p text:style-name="P26"><text:s text:c="13"/><text:span text:style-name="T10">exit(0);  /* parent exits */</text:span></text:p>
      <text:p text:style-name="P26"><text:s text:c="9"/><text:span text:style-name="T10">}</text:span></text:p>
      <text:p text:style-name="P26"><text:s text:c="4"/><text:span text:style-name="T10">}</text:span></text:p>
      <text:p text:style-name="P26"><text:s text:c="4"/><text:span text:style-name="T10">else /* failure */</text:span></text:p>
      <text:p text:style-name="P26"><text:s text:c="4"/><text:span text:style-name="T10">{</text:span></text:p>
      <text:p text:style-name="P26"><text:s text:c="8"/><text:span text:style-name="T10">perror("fork");</text:span></text:p>
      <text:p text:style-name="P26"><text:s text:c="8"/><text:span text:style-name="T10">exit(0);</text:span></text:p>
      <text:p text:style-name="P26"><text:s text:c="4"/><text:span text:style-name="T10">}</text:span></text:p>
      <text:p text:style-name="P25">}</text:p>
      <text:p text:style-name="P6">In the code above, I have tried to create a program that :</text:p>
      <text:list xml:id="list83006438" text:style-name="L6">
        <text:list-item>
          <text:p text:style-name="P33">Uses fork() API to create a child process</text:p>
        </text:list-item>
        <text:list-item>
          <text:p text:style-name="P33">Uses a local and global variable to prove that fork creates a copy of the parent process and child has its own copy of variables to work on.</text:p>
        </text:list-item>
        <text:list-item>
          <text:p text:style-name="P33">Uses execv API to call ‘whoami’ command.</text:p>
        </text:list-item>
        <text:list-item>
          <text:p text:style-name="P33">Uses wait() API to get the termination status of child in the parent. Note that this API holds the execution of the parent until child terminates or changes its state.</text:p>
        </text:list-item>
      </text:list>
      <text:p text:style-name="P6">Now, when the above program is executed, it produces the following output :</text:p>
      <text:p text:style-name="P10">$ ./fork</text:p>
      <text:p text:style-name="P25">parent process!</text:p>
      <text:p text:style-name="P25">parent PID =  3184, child pid = 3185</text:p>
      <text:p text:style-name="P25">child process!</text:p>
      <text:p text:style-name="P25">child PID =  3185, parent pid = 3184</text:p>
      <text:p text:style-name="P24"/>
      <text:p text:style-name="P25">child's local = 1, child's global = 1</text:p>
      <text:p text:style-name="P25">himanshu</text:p>
      <text:p text:style-name="P25">Child exit code: 0</text:p>
      <text:p text:style-name="P24"/>
      <text:p text:style-name="P25">Parent'z local = 0, parent's  global = 0</text:p>
      <text:p text:style-name="P25">Parent says bye!</text:p>
      <text:p text:style-name="P1"/>
      <text:h text:style-name="P21" text:outline-level="1"><text:soft-page-break/></text:h>
      <text:h text:style-name="P21" text:outline-level="1"/>
      <text:h text:style-name="P21" text:outline-level="1">Linux Processes – Environment extern, environ, getenv, setenv</text:h>
      <text:p text:style-name="P12"/>
      <text:p text:style-name="P12"/>
      <text:p text:style-name="P5">This is the 1st article of a new series on the processes in Linux.</text:p>
      <text:p text:style-name="P5">The focus of this series would be on the practical aspects of process environment, process control, process relationships etc.</text:p>
      <text:p text:style-name="P15"><text:span text:style-name="T4">In this article, we will discuss how to get and set environment variables inside a C program.<text:line-break/></text:span><text:bookmark text:name="more-9879"/><text:span text:style-name="T4"><text:line-break/>Linux Processes Series: part 1 (this article), </text:span><text:a xlink:type="simple" xlink:href="http://www.thegeekstuff.com/2012/03/linux-processes-memory-layout/"><text:span text:style-name="T8">part 2</text:span></text:a><text:span text:style-name="T4">, </text:span><text:a xlink:type="simple" xlink:href="http://www.thegeekstuff.com/2012/03/c-process-control-functions/"><text:span text:style-name="T8">part 3</text:span></text:a></text:p>
      <text:p text:style-name="P15"><text:span text:style-name="T8"/></text:p>
      <text:h text:style-name="P16" text:outline-level="3">What is a Process?</text:h>
      <text:p text:style-name="P4">A process can be thought of as an instance of a program in execution. We called this an ‘instance of a program’, because if the same program is run lets say 10 times then there will be 10 corresponding processes.</text:p>
      <text:p text:style-name="P4">Moving ahead, each process has its own unique process ID through which it is identified in the system. Besides it own ID, a parent’s process ID is also associated with a process.</text:p>
      <text:h text:style-name="P16" text:outline-level="3">The main() Function</text:h>
      <text:p text:style-name="P4">A ‘C’ program always starts with a call to main() function. This is the first function that gets called when a program is run.</text:p>
      <text:p text:style-name="P4">The prototype of a main() function is :</text:p>
      <text:p text:style-name="Standard"/>
      <text:p text:style-name="P10">int main(int argc, char *argv[]);</text:p>
      <text:p text:style-name="P6">In the above prototype :</text:p>
      <text:list xml:id="list686465130" text:style-name="L7">
        <text:list-item>
          <text:p text:style-name="P34">The return type of the main() function is ‘int’. This is because,, when the main() function exits, the program finishes. And a return type from main() would signify whether the program got executed properly or not. In strict sense we say that if main() returns ’0′, then the program got executed successfully. Any other return value indicates a failure.</text:p>
        </text:list-item>
        <text:list-item>
          <text:p text:style-name="P34">The main() function accepts two arguments. One is the number of command line arguments and the other is the list of all the command line arguments.</text:p>
        </text:list-item>
      </text:list>
      <text:p text:style-name="P6">Lets take a small example code that explains the points mentioned above.</text:p>
      <text:p text:style-name="P10">#include&lt;stdio.h&gt;</text:p>
      <text:p text:style-name="P24"/>
      <text:p text:style-name="P25">int main(int argc, char *argv[])</text:p>
      <text:p text:style-name="P25">{</text:p>
      <text:p text:style-name="P26"><text:s text:c="2"/><text:span text:style-name="T10">int count = argc;</text:span></text:p>
      <text:p text:style-name="P26"><text:s text:c="2"/><text:span text:style-name="T10">printf("\n The number of arguments passed is [%d] \n", count);</text:span></text:p>
      <text:p text:style-name="P24"><text:soft-page-break/></text:p>
      <text:p text:style-name="P26"><text:s text:c="2"/><text:span text:style-name="T10">int c = 0;</text:span></text:p>
      <text:p text:style-name="P26"><text:s text:c="2"/><text:span text:style-name="T10">while(c &lt; count)</text:span></text:p>
      <text:p text:style-name="P26"><text:s text:c="2"/><text:span text:style-name="T10">{</text:span></text:p>
      <text:p text:style-name="P26"><text:s text:c="4"/><text:span text:style-name="T10">printf("\n The argument [%d] is : [%s]\n", c+1, argv[c]);</text:span></text:p>
      <text:p text:style-name="P26"><text:s text:c="4"/><text:span text:style-name="T10">c++;</text:span></text:p>
      <text:p text:style-name="P26"><text:s text:c="2"/><text:span text:style-name="T10">}</text:span></text:p>
      <text:p text:style-name="P26"><text:s text:c="2"/><text:span text:style-name="T10">return 0;</text:span></text:p>
      <text:p text:style-name="P25">}</text:p>
      <text:p text:style-name="P6">The above C code prints the number of command line arguments passed to it, and also prints the value of each argument.</text:p>
      <text:p text:style-name="P6">When the program is executed, it displays the following output:</text:p>
      <text:p text:style-name="P10">$ ./main abc 1 3</text:p>
      <text:p text:style-name="P24"/>
      <text:p text:style-name="P25">The number of arguments passed is [4]</text:p>
      <text:p text:style-name="P24"/>
      <text:p text:style-name="P25">The argument [1] is : [./main]</text:p>
      <text:p text:style-name="P24"/>
      <text:p text:style-name="P25">The argument [2] is : [abc]</text:p>
      <text:p text:style-name="P24"/>
      <text:p text:style-name="P25">The argument [3] is : [1]</text:p>
      <text:p text:style-name="P24"/>
      <text:p text:style-name="P25">The argument [4] is : [3]</text:p>
      <text:p text:style-name="P6">We passed 3 arguments to the program ‘main’, but the log notifies that it received 4 arguments. This is because the name of the program (that we use to execute it) is also treated as a command line argument.</text:p>
      <text:p text:style-name="P13"><text:span text:style-name="T5">Also, since the above program was run on the terminal, the return value from the main() function is also sent to it. You can use </text:span><text:a xlink:type="simple" xlink:href="http://www.thegeekstuff.com/2010/05/bash-shell-special-parameters/"><text:span text:style-name="T9">bash shell special parameter</text:span></text:a><text:span text:style-name="T5"> $? as shown below to check the return value (0 indicates success).</text:span></text:p>
      <text:p text:style-name="P10">$ echo $?</text:p>
      <text:p text:style-name="P25">0</text:p>
      <text:list xml:id="list1040608307" text:style-name="L8">
        <text:list-item>
          <text:p text:style-name="P35">Coming back to the main function, when a C program is executed by the kernel, an ‘exec’ function is used to trigger the program.</text:p>
        </text:list-item>
        <text:list-item>
          <text:p text:style-name="P35">Then in the next step, a typical startup routine is called just before the main() function of the program.</text:p>
        </text:list-item>
        <text:list-item>
          <text:p text:style-name="P35">Similarly when a program ends execution then also a typical end routine is called.</text:p>
        </text:list-item>
        <text:list-item>
          <text:p text:style-name="P35">If we look at any executable file, we will find that it specifies the start routine and ens routine addresses as the first routine and the last routine to be called.</text:p>
        </text:list-item>
        <text:list-item>
          <text:p text:style-name="P35">The startup routine takes the command line arguments, environment etc from the kernel and passes these on to the main() function.</text:p>
        </text:list-item>
        <text:list-item>
          <text:p text:style-name="P35"><text:soft-page-break/>This whole setup comprising of the startup and end routine is done by the linker in the linking stage of the compilation process.</text:p>
        </text:list-item>
      </text:list>
      <text:h text:style-name="P19" text:outline-level="3">Environment List</text:h>
      <text:p text:style-name="P6">Type the command ‘env’ on your Linux prompt and you will get a list of name=value pairs. This represents your shell environment. Similarly, a process also has its environment. There are two ways in which we can access a process environment:</text:p>
      <text:list xml:id="list294764627" text:style-name="L9">
        <text:list-item>
          <text:p text:style-name="P42"><text:span text:style-name="T5">Through the global variable ‘</text:span><text:span text:style-name="Strong_20_Emphasis"><text:span text:style-name="T5">extern char **extern</text:span></text:span><text:span text:style-name="T5">‘</text:span></text:p>
        </text:list-item>
        <text:list-item>
          <text:p text:style-name="P36">Through the third argument to the main() function ‘char *envp[]‘</text:p>
        </text:list-item>
      </text:list>
      <text:p text:style-name="P6">Regarding envp[] (the 3rd argument), you might ask from where a third argument to the main() function came from as we discussed earlier that main() function has only two arguments.</text:p>
      <text:p text:style-name="P6">Well, historically a third argument (the environment array) to the main() function was present. But ISO C specifies that the main() function to be written with only two arguments. Hence we do not use this third argument when we specify main function. But, we could access this envp[] inside the program.</text:p>
      <text:p text:style-name="P6">Anyways, coming back to the environment list, the following code snippet specifies how to access the environment from within a process :</text:p>
      <text:p text:style-name="P10">#include&lt;stdio.h&gt;</text:p>
      <text:p text:style-name="P25">#include&lt;stdlib.h&gt;</text:p>
      <text:p text:style-name="P25">#include&lt;unistd.h&gt;</text:p>
      <text:p text:style-name="P24"/>
      <text:p text:style-name="P25">extern char **environ;</text:p>
      <text:p text:style-name="P24"/>
      <text:p text:style-name="P25">int main(int argc, char *argv[])</text:p>
      <text:p text:style-name="P25">{</text:p>
      <text:p text:style-name="P26"><text:s text:c="2"/><text:span text:style-name="T10">int count = 0;</text:span></text:p>
      <text:p text:style-name="P24"/>
      <text:p text:style-name="P26"><text:s text:c="2"/><text:span text:style-name="T10">printf("\n");</text:span></text:p>
      <text:p text:style-name="P26"><text:s text:c="2"/><text:span text:style-name="T10">while(environ[count] != NULL)</text:span></text:p>
      <text:p text:style-name="P26"><text:s text:c="2"/><text:span text:style-name="T10">{</text:span></text:p>
      <text:p text:style-name="P26"><text:s text:c="4"/><text:span text:style-name="T10">printf("[%s] :: ", environ[count]);</text:span></text:p>
      <text:p text:style-name="P26"><text:s text:c="4"/><text:span text:style-name="T10">count++;</text:span></text:p>
      <text:p text:style-name="P26"><text:s text:c="2"/><text:span text:style-name="T10">}</text:span></text:p>
      <text:p text:style-name="P24"/>
      <text:p text:style-name="P26"><text:s text:c="2"/><text:span text:style-name="T10">char *val = getenv("USER");</text:span></text:p>
      <text:p text:style-name="P26"><text:s text:c="2"/><text:span text:style-name="T10">printf("\n\nCurrent value of environment variable USER is [%s]\n",val);</text:span></text:p>
      <text:p text:style-name="P24"/>
      <text:p text:style-name="P26"><text:s text:c="2"/><text:span text:style-name="T10">if(setenv("USER","Arora",1))</text:span></text:p>
      <text:p text:style-name="P26"><text:s text:c="2"/><text:span text:style-name="T10">{</text:span></text:p>
      <text:p text:style-name="P26"><text:s text:c="4"/><text:span text:style-name="T10">printf("\n setenv() failed\n");</text:span></text:p>
      <text:p text:style-name="P26"><text:soft-page-break/><text:s text:c="4"/><text:span text:style-name="T10">return 1;</text:span></text:p>
      <text:p text:style-name="P26"><text:s text:c="2"/><text:span text:style-name="T10">}</text:span></text:p>
      <text:p text:style-name="P24"/>
      <text:p text:style-name="P26"><text:s text:c="2"/><text:span text:style-name="T10">printf("\n Successfully Added a new value to existing environment variable USER\n");</text:span></text:p>
      <text:p text:style-name="P24"/>
      <text:p text:style-name="P26"><text:s text:c="2"/><text:span text:style-name="T10">val = getenv("USER");</text:span></text:p>
      <text:p text:style-name="P26"><text:s text:c="2"/><text:span text:style-name="T10">printf("\nNew value of environment variable USER is [%s]\n",val);</text:span></text:p>
      <text:p text:style-name="P24"/>
      <text:p text:style-name="P26"><text:s text:c="2"/><text:span text:style-name="T10">while(1)</text:span></text:p>
      <text:p text:style-name="P26"><text:s text:c="2"/><text:span text:style-name="T10">{</text:span></text:p>
      <text:p text:style-name="P26"><text:s text:c="4"/><text:span text:style-name="T10">sleep(2);</text:span></text:p>
      <text:p text:style-name="P26"><text:s text:c="2"/><text:span text:style-name="T10">}</text:span></text:p>
      <text:p text:style-name="P26"><text:s text:c="2"/><text:span text:style-name="T10">return 0;</text:span></text:p>
      <text:p text:style-name="P25">}</text:p>
      <text:p text:style-name="P6">In the above code, we have used the global variable ‘environ’ to access all the environment variables. Also we have used two functions :</text:p>
      <text:list xml:id="list1395266963" text:style-name="L10">
        <text:list-item>
          <text:p text:style-name="P37">getenv – Get value of a particular environment variable</text:p>
        </text:list-item>
        <text:list-item>
          <text:p text:style-name="P37">setenv – Set a new value to an environment variable</text:p>
        </text:list-item>
      </text:list>
      <text:p text:style-name="P6">The output of the above program comes out to be :</text:p>
      <text:p text:style-name="P10">$ ./environ</text:p>
      <text:p text:style-name="P24"/>
      <text:p text:style-name="P25">[ORBIT_SOCKETDIR=/tmp/orbit-himanshu] :: [SSH_AGENT_PID=1627] :: [TERM=xterm] ::</text:p>
      <text:p text:style-name="P25">[SHELL=/bin/bash] :: [WINDOWID=39846040] :: [GTK_MODULES=canberra-gtk-module] ::</text:p>
      <text:p text:style-name="P25">[USER=himanshu] :: [SSH_AUTH_SOCK=/tmp/keyring-6kpqGc/ssh] ::</text:p>
      <text:p text:style-name="P25">..</text:p>
      <text:p text:style-name="P25">..</text:p>
      <text:p text:style-name="P24"/>
      <text:p text:style-name="P25">Current value of environment variable USER is [himanshu]</text:p>
      <text:p text:style-name="P24"/>
      <text:p text:style-name="P25">Successfully Added a new value to existing environment variable USER</text:p>
      <text:p text:style-name="P24"/>
      <text:p text:style-name="P25">New value of environment variable USER is [Arora]</text:p>
      <text:p text:style-name="P6">The above output prints the whole environment list to the stdout. The above code snippet also used getenv and setenv to get the USER environment variable and changed its value.</text:p>
      <text:p text:style-name="Standard"/>
      <text:p text:style-name="Standard"/>
      <text:p text:style-name="Standard"/>
      <text:p text:style-name="Standard"/>
      <text:p text:style-name="Standard"/>
      <text:h text:style-name="P21" text:outline-level="1"><text:soft-page-break/>Linux Processes – Memory Layout, exit, and _exit C Functions</text:h>
      <text:p text:style-name="P1"/>
      <text:p text:style-name="P11"/>
      <text:p text:style-name="P12"><text:span text:style-name="T4">In the 1st part of the Linux processes series of articles, we build up the understanding on Linux processes by discussing about the </text:span><text:a xlink:type="simple" xlink:href="http://www.thegeekstuff.com/2012/03/linux-processes-environment/"><text:span text:style-name="T8">main() function, and environment related C functions</text:span></text:a><text:span text:style-name="T4">.</text:span></text:p>
      <text:p text:style-name="P12"><text:span text:style-name="T4">In this article, we will discuss about the memory layout of a process and the process terminating C functions.<text:line-break/></text:span><text:bookmark text:name="more-9886"/><text:span text:style-name="T4"><text:line-break/>Linux Processes Series: </text:span><text:a xlink:type="simple" xlink:href="http://www.thegeekstuff.com/2012/03/linux-processes-environment/"><text:span text:style-name="T8">part 1</text:span></text:a><text:span text:style-name="T4">, part 2 (this article), </text:span><text:a xlink:type="simple" xlink:href="http://www.thegeekstuff.com/2012/03/c-process-control-functions/"><text:span text:style-name="T8">part 3</text:span></text:a></text:p>
      <text:h text:style-name="P16" text:outline-level="3">Memory Layout of a Process</text:h>
      <text:p text:style-name="P4">The memory layout of a process in Linux can be very complicated if we try to present and describe everything in detail. So, here we will present only the stuff that has significant importance.</text:p>
      <text:p text:style-name="P4">If we try to visualize the memory layout of a process, we have something like this:</text:p>
      <text:p text:style-name="P8"/>
      <text:p text:style-name="P8"/>
      <text:p text:style-name="P4">Lets explain each component of the above layout one by one :</text:p>
      <text:list xml:id="list1609403004" text:style-name="L11">
        <text:list-item>
          <text:p text:style-name="P40">The command line arguments and the environment variables are stored at the top of the process memory layout at the higher addresses.</text:p>
        </text:list-item>
        <text:list-item>
          <text:p text:style-name="P40">Then comes the stack segment. This is the memory area which is used by the process to store the local variables of function and other information that is saved every time a function is called. This other information includes the return address ie the address from where the function was called, some information on the callers environment like its machine registers etc are stored on stack. Also worth mentioning here is that each time a recursive function is called a new stack frame is generated so that the each set of local variables does not interfere with the any other set.</text:p>
        </text:list-item>
        <text:list-item>
          <text:p text:style-name="P40">Heap segment is the one which is used for dynamic memory allocation. This segment is not limited to a single process, instead it is shared among all the processes running in the system. Any process could dynamically allocate memory from this segment. Since this segment is shared across the processes so memory from this segment should be used cautiously and should be deallocated as soon as the process is done using that memory.</text:p>
        </text:list-item>
        <text:list-item>
          <text:p text:style-name="P40">As seems from the figure above, the stack grows downwards while the heap grows upwards.</text:p>
        </text:list-item>
        <text:list-item>
          <text:p text:style-name="P40">All the global variable which are not initialized in the program are stored in the BSS segment. Upon execution, all the uninitialized global variables are initialized with the value zero. Note that BSS stands for ‘Block Started by Symbol’.</text:p>
        </text:list-item>
        <text:list-item>
          <text:p text:style-name="P40">All the initialized global variables are stored in the data segment.</text:p>
        </text:list-item>
        <text:list-item>
          <text:p text:style-name="P40">Finally, the text segment is the memory area that contains the machine instructions that CPU executes. Usually, this segment is shared across different instances of the same program being executed. Since there is <text:soft-page-break/>no point of changing the CPU instructions so this segment has read-only privileges.</text:p>
        </text:list-item>
      </text:list>
      <text:p text:style-name="P4">Please note that the above figure is just a logical representation of the memory layout. There is no guarantee that on a given system a memory layout of a process would look like this. Also besides these, several other segments for symbol table, debugging information etc  exist.</text:p>
      <text:p text:style-name="Standard"/>
      <text:p text:style-name="Standard"/>
      <text:h text:style-name="P23" text:outline-level="3">Process Terminating Functions exit() and _exit()</text:h>
      <text:p text:style-name="P6">The following functions can cause a process to terminate :</text:p>
      <text:list xml:id="list347621851" text:style-name="L12">
        <text:list-item>
          <text:p text:style-name="P43"><text:span text:style-name="T6"> </text:span><text:span text:style-name="T5">exit(status) (same as </text:span><text:span text:style-name="Strong_20_Emphasis"><text:span text:style-name="T5">return status</text:span></text:span><text:span text:style-name="T5">)</text:span></text:p>
        </text:list-item>
        <text:list-item>
          <text:p text:style-name="P41"> <text:span text:style-name="T1">_exit(status) or _Exit(status)</text:span></text:p>
        </text:list-item>
      </text:list>
      <text:p text:style-name="P6">The difference between the exit() function and the _exit() functions us that the former does support some clean-up before giving the control back to the kernel while the other two functions return to the kernel immediately.</text:p>
      <text:p text:style-name="P6">The functions _exit is specified by POSIX while _Exit is specified by ISO C. Apart from this, there is no other major difference between the two.</text:p>
      <text:p text:style-name="P6">As already discussed above, the cleanup is the major difference between the exit() and _exit(). Before proving this practically, lets understand another function ‘atexit()’.</text:p>
      <text:p text:style-name="P6">Following is the prototype :</text:p>
      <text:p text:style-name="P10">int atexit(void (*function)(void));</text:p>
      <text:p text:style-name="P6">As the name suggests, this is a system call that takes a function pointer and registers that particular function as a cleanup function for this program. This means that the registered function gets called whenever a process terminates normally and the process termination supports cleanup.</text:p>
      <text:p text:style-name="P6">If you go through the last line of the above paragraph once again, you will see that the function ‘atexit’ is a part of cleanup process that differentiates between the exit() and _exit() functions. So, here is a code that uses atexit() and exit() functions..</text:p>
      <text:p text:style-name="P10">#include&lt;stdio.h&gt;</text:p>
      <text:p text:style-name="P25">#include&lt;stdlib.h&gt;</text:p>
      <text:p text:style-name="P25">#include&lt;unistd.h&gt;</text:p>
      <text:p text:style-name="P24"><text:span text:style-name="T7">extern char **environ;</text:span></text:p>
      <text:p text:style-name="P24"><text:span text:style-name="T7"/></text:p>
      <text:p text:style-name="P24"><text:span text:style-name="T7">void exitfunc(void)</text:span></text:p>
      <text:p text:style-name="P24"><text:span text:style-name="T7">{printf("\n Clean-up function called\n");</text:span></text:p>
      <text:p text:style-name="P24"><text:span text:style-name="T7">}</text:span></text:p>
      <text:p text:style-name="P25">int main(int argc, char *argv[])</text:p>
      <text:p text:style-name="P25">{</text:p>
      <text:p text:style-name="P26"><text:s text:c="2"/><text:span text:style-name="T10">int count = 0;</text:span></text:p>
      <text:p text:style-name="P24"/>
      <text:p text:style-name="P26"><text:soft-page-break/><text:s text:c="2"/><text:span text:style-name="T10">atexit(exitfunc);</text:span></text:p>
      <text:p text:style-name="P24"/>
      <text:p text:style-name="P26"><text:s text:c="2"/><text:span text:style-name="T10">printf("\n");</text:span></text:p>
      <text:p text:style-name="P26"><text:s text:c="2"/><text:span text:style-name="T10">while(environ[count++] != NULL)</text:span></text:p>
      <text:p text:style-name="P26"><text:s text:c="2"/><text:span text:style-name="T10">{</text:span></text:p>
      <text:p text:style-name="P26"><text:s text:c="4"/><text:span text:style-name="T10">// Dos some stuff</text:span></text:p>
      <text:p text:style-name="P26"><text:s text:c="2"/><text:span text:style-name="T10">}</text:span></text:p>
      <text:p text:style-name="P24"/>
      <text:p text:style-name="P26"><text:s text:c="2"/><text:span text:style-name="T10">exit(0);</text:span></text:p>
      <text:p text:style-name="P25">}</text:p>
      <text:p text:style-name="P6">In the code above, the function ‘exitfunc()’ is registered to kernel as a cleanup function by using the function atexit().</text:p>
      <text:p text:style-name="P6">When the above code is run :</text:p>
      <text:p text:style-name="P10">$ ./environ</text:p>
      <text:p text:style-name="P24"/>
      <text:p text:style-name="P25">Clean-up function called</text:p>
      <text:p text:style-name="P6">We see that the clean-up function was called.</text:p>
      <text:p text:style-name="P6">IF we change the call from exit() in the above code to _exit() :</text:p>
      <text:p text:style-name="P10">#include&lt;stdio.h&gt;</text:p>
      <text:p text:style-name="P25">#include&lt;stdlib.h&gt;</text:p>
      <text:p text:style-name="P24"><text:span text:style-name="T7">#include&lt;unistd.h&gt;</text:span></text:p>
      <text:p text:style-name="P25">extern char **environ;</text:p>
      <text:p text:style-name="P24"><text:span text:style-name="T7">void exitfunc(void)</text:span></text:p>
      <text:p text:style-name="P26"><text:span text:style-name="T10">{printf("\n Clean-up function called\n");</text:span></text:p>
      <text:p text:style-name="P24"><text:span text:style-name="T7">}</text:span></text:p>
      <text:p text:style-name="P25">int main(int argc, char *argv[])</text:p>
      <text:p text:style-name="P24"><text:span text:style-name="T7">{</text:span><text:span text:style-name="T6"> </text:span><text:span text:style-name="T7">int count = 0;</text:span></text:p>
      <text:p text:style-name="P26"><text:s text:c="2"/><text:span text:style-name="T10">atexit(exitfunc);</text:span></text:p>
      <text:p text:style-name="P24"><text:span text:style-name="T7"><text:s text:c="4"/>printf("\n");</text:span></text:p>
      <text:p text:style-name="P26"><text:s text:c="2"/><text:span text:style-name="T10">while(environ[count++] != NULL)</text:span></text:p>
      <text:p text:style-name="P26"><text:s text:c="2"/><text:span text:style-name="T10">{</text:span> <text:span text:style-name="T10">// Dos some stuff</text:span></text:p>
      <text:p text:style-name="P24"><text:span text:style-name="T6"><text:s text:c="2"/></text:span><text:span text:style-name="T7">}</text:span></text:p>
      <text:p text:style-name="P17"><text:span text:style-name="T6"><text:s text:c="2"/></text:span><text:span text:style-name="Strong_20_Emphasis"><text:span text:style-name="T7">_exit(0);</text:span></text:span></text:p>
      <text:p text:style-name="P25">}</text:p>
      <text:p text:style-name="P6">If we run this program, we see :</text:p>
      <text:p text:style-name="P10">$ ./environ</text:p>
      <text:p text:style-name="P25">$</text:p>
      <text:p text:style-name="P6">So we see that this time the cleanup function ‘exitfunc()’ was not called, which shows the difference between exit() and _exit() functions.</text:p>
      <text:p text:style-name="P6"/>
      <text:h text:style-name="P9" text:outline-level="1"><text:soft-page-break/>UNIX / Linux Processes: C fork() Function</text:h>
      <text:p text:style-name="P6"/>
      <text:p text:style-name="P13"><text:span text:style-name="T5">Every running instance of a program is known as a process. The concept of processes is fundamental to the UNIX / Linux operating systems. A process has its own identity in form of a PID or a process ID. This PID for each process is unique across the whole operating system. Also, each process has its own process address space where memory segments like code segment, data segment, stack segment etc are placed. The concept of process is very vast and can be broadly classified into process creation, process execution and process termination.<text:line-break/></text:span><text:bookmark text:name="more-10558"/><text:span text:style-name="T5"><text:line-break/>Linux Processes Series: </text:span><text:a xlink:type="simple" xlink:href="http://www.thegeekstuff.com/2012/03/linux-processes-environment/"><text:span text:style-name="T9">part 1</text:span></text:a><text:span text:style-name="T5">, </text:span><text:a xlink:type="simple" xlink:href="http://www.thegeekstuff.com/2012/03/linux-processes-memory-layout/"><text:span text:style-name="T9">part 2</text:span></text:a><text:span text:style-name="T5">, </text:span><text:a xlink:type="simple" xlink:href="http://www.thegeekstuff.com/2012/03/c-process-control-functions/"><text:span text:style-name="T9">part 3</text:span></text:a><text:span text:style-name="T5">, part 4 (this article).</text:span></text:p>
      <text:p text:style-name="P6">In this article we will concentrate on the process creation aspect from programming point of view. We will focus on the fork() function and understand how it works.</text:p>
      <text:h text:style-name="P19" text:outline-level="3">The fork() Function</text:h>
      <text:p text:style-name="P6">The fork() function is used to create a new process by duplicating the existing process from which it is called. The existing process from which this function is called becomes the parent process and the newly created process becomes the child process. As already stated that child is a duplicate copy of the parent but there are some exceptions to it.</text:p>
      <text:list xml:id="list208838187" text:style-name="L13">
        <text:list-item>
          <text:p text:style-name="P38">The child has a unique PID like any other process running in the operating system.</text:p>
        </text:list-item>
        <text:list-item>
          <text:p text:style-name="P38">The child has a parent process ID which is same as the PID of the process that created it.</text:p>
        </text:list-item>
        <text:list-item>
          <text:p text:style-name="P38">Resource utilization and CPU time counters are reset to zero in child process.</text:p>
        </text:list-item>
        <text:list-item>
          <text:p text:style-name="P38">Set of pending signals in child is empty.</text:p>
        </text:list-item>
        <text:list-item>
          <text:p text:style-name="P38">Child does not inherit any timers from its parent</text:p>
        </text:list-item>
      </text:list>
      <text:p text:style-name="P6">Note that the above list is not exhaustive. There are a whole lot of points mentioned in the man page of fork(). I’d strongly recommend readers of this article to go through those points in the man page of fork() function.</text:p>
      <text:h text:style-name="P19" text:outline-level="3">The Return Type</text:h>
      <text:p text:style-name="P6">Fork() has an interesting behavior while returning to the calling method. If the fork() function is successful then it returns twice. Once it returns in the child process with return value ’0′ and then it returns in the parent process with child’s PID as return value. This behavior is because of the fact that once the fork is called, child process is  created and since the child process  shares the text segment with parent process and continues execution from the next statement in the same text segment so fork returns twice (once in parent and once in child).</text:p>
      <text:h text:style-name="P19" text:outline-level="3">C Fork Example</text:h>
      <text:p text:style-name="P6">Lets take an example to illustrate the use of fork function.</text:p>
      <text:p text:style-name="P10"/>
      <text:p text:style-name="P10"><text:soft-page-break/>#include &lt;unistd.h&gt;</text:p>
      <text:p text:style-name="P25">#include &lt;sys/types.h&gt;</text:p>
      <text:p text:style-name="P25">#include &lt;errno.h&gt;</text:p>
      <text:p text:style-name="P25">#include &lt;stdio.h&gt;</text:p>
      <text:p text:style-name="P25">#include &lt;sys/wait.h&gt;</text:p>
      <text:p text:style-name="P25">#include &lt;stdlib.h&gt;</text:p>
      <text:p text:style-name="P24"/>
      <text:p text:style-name="P25">int var_glb; /* A global variable*/</text:p>
      <text:p text:style-name="P24"/>
      <text:p text:style-name="P25">int main(void)</text:p>
      <text:p text:style-name="P25">{</text:p>
      <text:p text:style-name="P26"><text:s text:c="4"/><text:span text:style-name="T10">pid_t childPID;</text:span></text:p>
      <text:p text:style-name="P26"><text:s text:c="4"/><text:span text:style-name="T10">int var_lcl = 0;</text:span></text:p>
      <text:p text:style-name="P24"/>
      <text:p text:style-name="P26"><text:s text:c="4"/><text:span text:style-name="T10">childPID = fork();</text:span></text:p>
      <text:p text:style-name="P24"/>
      <text:p text:style-name="P26"><text:s text:c="4"/><text:span text:style-name="T10">if(childPID &gt;= 0) // fork was successful</text:span></text:p>
      <text:p text:style-name="P26"><text:s text:c="4"/><text:span text:style-name="T10">{</text:span></text:p>
      <text:p text:style-name="P26"><text:s text:c="8"/><text:span text:style-name="T10">if(childPID == 0) // child process</text:span></text:p>
      <text:p text:style-name="P26"><text:s text:c="8"/><text:span text:style-name="T10">{</text:span></text:p>
      <text:p text:style-name="P26"><text:s text:c="12"/><text:span text:style-name="T10">var_lcl++;</text:span></text:p>
      <text:p text:style-name="P26"><text:s text:c="12"/><text:span text:style-name="T10">var_glb++;</text:span></text:p>
      <text:p text:style-name="P26"><text:s text:c="12"/><text:span text:style-name="T10">printf("\n Child Process :: var_lcl = [%d], var_glb[%d]\n", var_lcl, var_glb);</text:span></text:p>
      <text:p text:style-name="P26"><text:s text:c="8"/><text:span text:style-name="T10">}</text:span></text:p>
      <text:p text:style-name="P26"><text:s text:c="8"/><text:span text:style-name="T10">else //Parent process</text:span></text:p>
      <text:p text:style-name="P26"><text:s text:c="8"/><text:span text:style-name="T10">{</text:span></text:p>
      <text:p text:style-name="P26"><text:s text:c="12"/><text:span text:style-name="T10">var_lcl = 10;</text:span></text:p>
      <text:p text:style-name="P26"><text:s text:c="12"/><text:span text:style-name="T10">var_glb = 20;</text:span></text:p>
      <text:p text:style-name="P26"><text:s text:c="12"/><text:span text:style-name="T10">printf("\n Parent process :: var_lcl = [%d], var_glb[%d]\n", var_lcl, var_glb);</text:span></text:p>
      <text:p text:style-name="P26"><text:s text:c="8"/><text:span text:style-name="T10">}</text:span></text:p>
      <text:p text:style-name="P26"><text:s text:c="4"/><text:span text:style-name="T10">}</text:span></text:p>
      <text:p text:style-name="P26"><text:s text:c="4"/><text:span text:style-name="T10">else // fork failed</text:span></text:p>
      <text:p text:style-name="P26"><text:s text:c="4"/><text:span text:style-name="T10">{</text:span></text:p>
      <text:p text:style-name="P26"><text:s text:c="8"/><text:span text:style-name="T10">printf("\n Fork failed, quitting!!!!!!\n");</text:span></text:p>
      <text:p text:style-name="P26"><text:s text:c="8"/><text:span text:style-name="T10">return 1;</text:span></text:p>
      <text:p text:style-name="P26"><text:s text:c="4"/><text:span text:style-name="T10">}</text:span></text:p>
      <text:p text:style-name="P24"/>
      <text:p text:style-name="P26"><text:s text:c="4"/><text:span text:style-name="T10">return 0;</text:span></text:p>
      <text:p text:style-name="P25">}</text:p>
      <text:p text:style-name="P6">In the code above :</text:p>
      <text:p text:style-name="Standard"/>
      <text:list xml:id="list635925579" text:style-name="L14">
        <text:list-item>
          <text:p text:style-name="P39"><text:soft-page-break/>A local and a global variable  (var_lcl and var_glb ) declared and initialized with value ’0′</text:p>
        </text:list-item>
        <text:list-item>
          <text:p text:style-name="P39">Next the fork() function is called and its return value is saved in variable childPID.</text:p>
        </text:list-item>
        <text:list-item>
          <text:p text:style-name="P39">Now, the value of childPID is checked to make sure that the fork() function passed.</text:p>
        </text:list-item>
        <text:list-item>
          <text:p text:style-name="P39">Next on the basis of the value of childPID, the code for parent and child is executed.</text:p>
        </text:list-item>
        <text:list-item>
          <text:p text:style-name="P39">One thing to note here is why the variables var_lcl and var_glb are used?</text:p>
        </text:list-item>
        <text:list-item>
          <text:p text:style-name="P39">They are used to show that both child and parent process work on separate copies of these variables.</text:p>
        </text:list-item>
        <text:list-item>
          <text:p text:style-name="P39">Separate values of these variables are used to show the above stated fact.</text:p>
        </text:list-item>
        <text:list-item>
          <text:p text:style-name="P39">In linux, a copy-on-write mechanism is used where-in both the child and the parent keep working on the same copy of variable until one of them tries to change its value.</text:p>
        </text:list-item>
        <text:list-item>
          <text:p text:style-name="P39">After fork, whether the child will run first or parent depends upon the scheduler.</text:p>
        </text:list-item>
      </text:list>
      <text:p text:style-name="P6">Now, when the above code is compiled and run :</text:p>
      <text:p text:style-name="P10">$ ./fork</text:p>
      <text:p text:style-name="P24"/>
      <text:p text:style-name="P25">Parent process :: var_lcl = [10], var_glb[20]</text:p>
      <text:p text:style-name="P24"/>
      <text:p text:style-name="P25">Child Process :: var_lcl = [1], var_glb[1]</text:p>
      <text:p text:style-name="P6">We see that in the output above, both the child and parent process got executed and logs show separate values of var_lcl and var_glb. This concludes that both parent and child had their own copy of var_lcl and var_glb.</text:p>
      <text:p text:style-name="P6">NOTE: A function getpid() can be used to fetch the process ID of the calling process and the function getppid() can be used to fetch the PID of the parent proc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Andale Mono', Monaco, Courier, 'Courier New', Verdana, sans-serif"/>
    <style:font-face style:name="Helvetica Neue" svg:font-family="'Helvetica Neue', Helvetica, Arial, sans-serif"/>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ol </meta:initial-creator>
    <meta:creation-date>2012-09-10T15:50:52</meta:creation-date>
    <dc:date>2012-10-09T14:57:52</dc:date>
    <dc:creator>Amol </dc:creator>
    <meta:editing-duration>PT26M27S</meta:editing-duration>
    <meta:editing-cycles>17</meta:editing-cycles>
    <meta:generator>LibreOffice/3.5$Linux_x86 LibreOffice_project/350m1$Build-2</meta:generator>
    <meta:document-statistic meta:table-count="0" meta:image-count="0" meta:object-count="0" meta:page-count="18" meta:paragraph-count="386" meta:word-count="5463" meta:character-count="31928" meta:non-whitespace-character-count="26424"/>
  </office:meta>
</office:document-meta>
</file>